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formula="of:=ROUND(100*(1+[.$D$1]*[.B1]+[.$D$2]*POWER([.B1];2)+[.$D$3]*([.B1]-100)*POWER([.B1];3));2)" office:value-type="float" office:value="80.31" calcext:value-type="float">
            <text:p>80.31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PRODUCT(3.9083;POWER(10;-3))" office:value-type="float" office:value="0.0039083" calcext:value-type="float">
            <text:p>0.0039083</text:p>
          </table:table-cell>
        </table:table-row>
        <table:table-row table:style-name="ro1">
          <table:table-cell table:formula="of:=ROUND(100*(1+[.$D$1]*[.B2]+[.$D$2]*POWER([.B2];2)+[.$D$3]*([.B2]-100)*POWER([.B2];3));2)" office:value-type="float" office:value="80.7" calcext:value-type="float">
            <text:p>80.70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PRODUCT(-5.775;POWER(10;-7))" office:value-type="float" office:value="-0.0000005775" calcext:value-type="float">
            <text:p>-5.775E-07</text:p>
          </table:table-cell>
        </table:table-row>
        <table:table-row table:style-name="ro1">
          <table:table-cell table:formula="of:=ROUND(100*(1+[.$D$1]*[.B3]+[.$D$2]*POWER([.B3];2)+[.$D$3]*([.B3]-100)*POWER([.B3];3));2)" office:value-type="float" office:value="81.1" calcext:value-type="float">
            <text:p>81.10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PRODUCT(-4.18301;POWER(10;-12))" office:value-type="float" office:value="-0.00000000000418301" calcext:value-type="float">
            <text:p>-4.18301E-12</text:p>
          </table:table-cell>
        </table:table-row>
        <table:table-row table:style-name="ro1">
          <table:table-cell table:formula="of:=ROUND(100*(1+[.$D$1]*[.B4]+[.$D$2]*POWER([.B4];2)+[.$D$3]*([.B4]-100)*POWER([.B4];3));2)" office:value-type="float" office:value="81.5" calcext:value-type="float">
            <text:p>81.50</text:p>
          </table:table-cell>
          <table:table-cell office:value-type="float" office:value="-47" calcext:value-type="float">
            <text:p>-47</text:p>
          </table:table-cell>
          <table:table-cell table:number-columns-repeated="2"/>
        </table:table-row>
        <table:table-row table:style-name="ro1">
          <table:table-cell table:formula="of:=ROUND(100*(1+[.$D$1]*[.B5]+[.$D$2]*POWER([.B5];2)+[.$D$3]*([.B5]-100)*POWER([.B5];3));2)" office:value-type="float" office:value="81.89" calcext:value-type="float">
            <text:p>81.89</text:p>
          </table:table-cell>
          <table:table-cell office:value-type="float" office:value="-46" calcext:value-type="float">
            <text:p>-46</text:p>
          </table:table-cell>
          <table:table-cell table:number-columns-repeated="2"/>
        </table:table-row>
        <table:table-row table:style-name="ro1">
          <table:table-cell table:formula="of:=ROUND(100*(1+[.$D$1]*[.B6]+[.$D$2]*POWER([.B6];2)+[.$D$3]*([.B6]-100)*POWER([.B6];3));2)" office:value-type="float" office:value="82.29" calcext:value-type="float">
            <text:p>82.29</text:p>
          </table:table-cell>
          <table:table-cell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table:formula="of:=ROUND(100*(1+[.$D$1]*[.B7]+[.$D$2]*POWER([.B7];2)+[.$D$3]*([.B7]-100)*POWER([.B7];3));2)" office:value-type="float" office:value="82.69" calcext:value-type="float">
            <text:p>82.69</text:p>
          </table:table-cell>
          <table:table-cell office:value-type="float" office:value="-44" calcext:value-type="float">
            <text:p>-44</text:p>
          </table:table-cell>
          <table:table-cell table:number-columns-repeated="2"/>
        </table:table-row>
        <table:table-row table:style-name="ro1">
          <table:table-cell table:formula="of:=ROUND(100*(1+[.$D$1]*[.B8]+[.$D$2]*POWER([.B8];2)+[.$D$3]*([.B8]-100)*POWER([.B8];3));2)" office:value-type="float" office:value="83.08" calcext:value-type="float">
            <text:p>83.08</text:p>
          </table:table-cell>
          <table:table-cell office:value-type="float" office:value="-43" calcext:value-type="float">
            <text:p>-43</text:p>
          </table:table-cell>
          <table:table-cell table:number-columns-repeated="2"/>
        </table:table-row>
        <table:table-row table:style-name="ro1">
          <table:table-cell table:formula="of:=ROUND(100*(1+[.$D$1]*[.B9]+[.$D$2]*POWER([.B9];2)+[.$D$3]*([.B9]-100)*POWER([.B9];3));2)" office:value-type="float" office:value="83.48" calcext:value-type="float">
            <text:p>83.48</text:p>
          </table:table-cell>
          <table:table-cell office:value-type="float" office:value="-42" calcext:value-type="float">
            <text:p>-42</text:p>
          </table:table-cell>
          <table:table-cell table:number-columns-repeated="2"/>
        </table:table-row>
        <table:table-row table:style-name="ro1">
          <table:table-cell table:formula="of:=ROUND(100*(1+[.$D$1]*[.B10]+[.$D$2]*POWER([.B10];2)+[.$D$3]*([.B10]-100)*POWER([.B10];3));2)" office:value-type="float" office:value="83.87" calcext:value-type="float">
            <text:p>83.87</text:p>
          </table:table-cell>
          <table:table-cell office:value-type="float" office:value="-41" calcext:value-type="float">
            <text:p>-41</text:p>
          </table:table-cell>
          <table:table-cell table:number-columns-repeated="2"/>
        </table:table-row>
        <table:table-row table:style-name="ro1">
          <table:table-cell table:formula="of:=ROUND(100*(1+[.$D$1]*[.B11]+[.$D$2]*POWER([.B11];2)+[.$D$3]*([.B11]-100)*POWER([.B11];3));2)" office:value-type="float" office:value="84.27" calcext:value-type="float">
            <text:p>84.27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formula="of:=ROUND(100*(1+[.$D$1]*[.B12]+[.$D$2]*POWER([.B12];2)+[.$D$3]*([.B12]-100)*POWER([.B12];3));2)" office:value-type="float" office:value="84.67" calcext:value-type="float">
            <text:p>84.67</text:p>
          </table:table-cell>
          <table:table-cell office:value-type="float" office:value="-39" calcext:value-type="float">
            <text:p>-39</text:p>
          </table:table-cell>
          <table:table-cell table:number-columns-repeated="2"/>
        </table:table-row>
        <table:table-row table:style-name="ro1">
          <table:table-cell table:formula="of:=ROUND(100*(1+[.$D$1]*[.B13]+[.$D$2]*POWER([.B13];2)+[.$D$3]*([.B13]-100)*POWER([.B13];3));2)" office:value-type="float" office:value="85.06" calcext:value-type="float">
            <text:p>85.06</text:p>
          </table:table-cell>
          <table:table-cell office:value-type="float" office:value="-38" calcext:value-type="float">
            <text:p>-38</text:p>
          </table:table-cell>
          <table:table-cell table:number-columns-repeated="2"/>
        </table:table-row>
        <table:table-row table:style-name="ro1">
          <table:table-cell table:formula="of:=ROUND(100*(1+[.$D$1]*[.B14]+[.$D$2]*POWER([.B14];2)+[.$D$3]*([.B14]-100)*POWER([.B14];3));2)" office:value-type="float" office:value="85.46" calcext:value-type="float">
            <text:p>85.46</text:p>
          </table:table-cell>
          <table:table-cell office:value-type="float" office:value="-37" calcext:value-type="float">
            <text:p>-37</text:p>
          </table:table-cell>
          <table:table-cell table:number-columns-repeated="2"/>
        </table:table-row>
        <table:table-row table:style-name="ro1">
          <table:table-cell table:formula="of:=ROUND(100*(1+[.$D$1]*[.B15]+[.$D$2]*POWER([.B15];2)+[.$D$3]*([.B15]-100)*POWER([.B15];3));2)" office:value-type="float" office:value="85.85" calcext:value-type="float">
            <text:p>85.85</text:p>
          </table:table-cell>
          <table:table-cell office:value-type="float" office:value="-36" calcext:value-type="float">
            <text:p>-36</text:p>
          </table:table-cell>
          <table:table-cell table:number-columns-repeated="2"/>
        </table:table-row>
        <table:table-row table:style-name="ro1">
          <table:table-cell table:formula="of:=ROUND(100*(1+[.$D$1]*[.B16]+[.$D$2]*POWER([.B16];2)+[.$D$3]*([.B16]-100)*POWER([.B16];3));2)" office:value-type="float" office:value="86.25" calcext:value-type="float">
            <text:p>86.25</text:p>
          </table:table-cell>
          <table:table-cell office:value-type="float" office:value="-35" calcext:value-type="float">
            <text:p>-35</text:p>
          </table:table-cell>
          <table:table-cell table:number-columns-repeated="2"/>
        </table:table-row>
        <table:table-row table:style-name="ro1">
          <table:table-cell table:formula="of:=ROUND(100*(1+[.$D$1]*[.B17]+[.$D$2]*POWER([.B17];2)+[.$D$3]*([.B17]-100)*POWER([.B17];3));2)" office:value-type="float" office:value="86.64" calcext:value-type="float">
            <text:p>86.64</text:p>
          </table:table-cell>
          <table:table-cell office:value-type="float" office:value="-34" calcext:value-type="float">
            <text:p>-34</text:p>
          </table:table-cell>
          <table:table-cell table:number-columns-repeated="2"/>
        </table:table-row>
        <table:table-row table:style-name="ro1">
          <table:table-cell table:formula="of:=ROUND(100*(1+[.$D$1]*[.B18]+[.$D$2]*POWER([.B18];2)+[.$D$3]*([.B18]-100)*POWER([.B18];3));2)" office:value-type="float" office:value="87.04" calcext:value-type="float">
            <text:p>87.04</text:p>
          </table:table-cell>
          <table:table-cell office:value-type="float" office:value="-33" calcext:value-type="float">
            <text:p>-33</text:p>
          </table:table-cell>
          <table:table-cell table:number-columns-repeated="2"/>
        </table:table-row>
        <table:table-row table:style-name="ro1">
          <table:table-cell table:formula="of:=ROUND(100*(1+[.$D$1]*[.B19]+[.$D$2]*POWER([.B19];2)+[.$D$3]*([.B19]-100)*POWER([.B19];3));2)" office:value-type="float" office:value="87.43" calcext:value-type="float">
            <text:p>87.43</text:p>
          </table:table-cell>
          <table:table-cell office:value-type="float" office:value="-32" calcext:value-type="float">
            <text:p>-32</text:p>
          </table:table-cell>
          <table:table-cell table:number-columns-repeated="2"/>
        </table:table-row>
        <table:table-row table:style-name="ro1">
          <table:table-cell table:formula="of:=ROUND(100*(1+[.$D$1]*[.B20]+[.$D$2]*POWER([.B20];2)+[.$D$3]*([.B20]-100)*POWER([.B20];3));2)" office:value-type="float" office:value="87.83" calcext:value-type="float">
            <text:p>87.83</text:p>
          </table:table-cell>
          <table:table-cell office:value-type="float" office:value="-31" calcext:value-type="float">
            <text:p>-31</text:p>
          </table:table-cell>
          <table:table-cell table:number-columns-repeated="2"/>
        </table:table-row>
        <table:table-row table:style-name="ro1">
          <table:table-cell table:formula="of:=ROUND(100*(1+[.$D$1]*[.B21]+[.$D$2]*POWER([.B21];2)+[.$D$3]*([.B21]-100)*POWER([.B21];3));2)" office:value-type="float" office:value="88.22" calcext:value-type="float">
            <text:p>88.22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table:formula="of:=ROUND(100*(1+[.$D$1]*[.B22]+[.$D$2]*POWER([.B22];2)+[.$D$3]*([.B22]-100)*POWER([.B22];3));2)" office:value-type="float" office:value="88.62" calcext:value-type="float">
            <text:p>88.62</text:p>
          </table:table-cell>
          <table:table-cell office:value-type="float" office:value="-29" calcext:value-type="float">
            <text:p>-29</text:p>
          </table:table-cell>
          <table:table-cell table:number-columns-repeated="2"/>
        </table:table-row>
        <table:table-row table:style-name="ro1">
          <table:table-cell table:formula="of:=ROUND(100*(1+[.$D$1]*[.B23]+[.$D$2]*POWER([.B23];2)+[.$D$3]*([.B23]-100)*POWER([.B23];3));2)" office:value-type="float" office:value="89.01" calcext:value-type="float">
            <text:p>89.01</text:p>
          </table:table-cell>
          <table:table-cell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table:formula="of:=ROUND(100*(1+[.$D$1]*[.B24]+[.$D$2]*POWER([.B24];2)+[.$D$3]*([.B24]-100)*POWER([.B24];3));2)" office:value-type="float" office:value="89.4" calcext:value-type="float">
            <text:p>89.40</text:p>
          </table:table-cell>
          <table:table-cell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table:formula="of:=ROUND(100*(1+[.$D$1]*[.B25]+[.$D$2]*POWER([.B25];2)+[.$D$3]*([.B25]-100)*POWER([.B25];3));2)" office:value-type="float" office:value="89.8" calcext:value-type="float">
            <text:p>89.80</text:p>
          </table:table-cell>
          <table:table-cell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formula="of:=ROUND(100*(1+[.$D$1]*[.B26]+[.$D$2]*POWER([.B26];2)+[.$D$3]*([.B26]-100)*POWER([.B26];3));2)" office:value-type="float" office:value="90.19" calcext:value-type="float">
            <text:p>90.19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formula="of:=ROUND(100*(1+[.$D$1]*[.B27]+[.$D$2]*POWER([.B27];2)+[.$D$3]*([.B27]-100)*POWER([.B27];3));2)" office:value-type="float" office:value="90.59" calcext:value-type="float">
            <text:p>90.59</text:p>
          </table:table-cell>
          <table:table-cell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formula="of:=ROUND(100*(1+[.$D$1]*[.B28]+[.$D$2]*POWER([.B28];2)+[.$D$3]*([.B28]-100)*POWER([.B28];3));2)" office:value-type="float" office:value="90.98" calcext:value-type="float">
            <text:p>90.98</text:p>
          </table:table-cell>
          <table:table-cell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formula="of:=ROUND(100*(1+[.$D$1]*[.B29]+[.$D$2]*POWER([.B29];2)+[.$D$3]*([.B29]-100)*POWER([.B29];3));2)" office:value-type="float" office:value="91.37" calcext:value-type="float">
            <text:p>91.37</text:p>
          </table:table-cell>
          <table:table-cell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formula="of:=ROUND(100*(1+[.$D$1]*[.B30]+[.$D$2]*POWER([.B30];2)+[.$D$3]*([.B30]-100)*POWER([.B30];3));2)" office:value-type="float" office:value="91.77" calcext:value-type="float">
            <text:p>91.77</text:p>
          </table:table-cell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formula="of:=ROUND(100*(1+[.$D$1]*[.B31]+[.$D$2]*POWER([.B31];2)+[.$D$3]*([.B31]-100)*POWER([.B31];3));2)" office:value-type="float" office:value="92.16" calcext:value-type="float">
            <text:p>92.1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formula="of:=ROUND(100*(1+[.$D$1]*[.B32]+[.$D$2]*POWER([.B32];2)+[.$D$3]*([.B32]-100)*POWER([.B32];3));2)" office:value-type="float" office:value="92.55" calcext:value-type="float">
            <text:p>92.55</text:p>
          </table:table-cell>
          <table:table-cell office:value-type="float" office:value="-19" calcext:value-type="float">
            <text:p>-19</text:p>
          </table:table-cell>
          <table:table-cell table:number-columns-repeated="2"/>
        </table:table-row>
        <table:table-row table:style-name="ro1">
          <table:table-cell table:formula="of:=ROUND(100*(1+[.$D$1]*[.B33]+[.$D$2]*POWER([.B33];2)+[.$D$3]*([.B33]-100)*POWER([.B33];3));2)" office:value-type="float" office:value="92.95" calcext:value-type="float">
            <text:p>92.95</text:p>
          </table:table-cell>
          <table:table-cell office:value-type="float" office:value="-18" calcext:value-type="float">
            <text:p>-18</text:p>
          </table:table-cell>
          <table:table-cell table:number-columns-repeated="2"/>
        </table:table-row>
        <table:table-row table:style-name="ro1">
          <table:table-cell table:formula="of:=ROUND(100*(1+[.$D$1]*[.B34]+[.$D$2]*POWER([.B34];2)+[.$D$3]*([.B34]-100)*POWER([.B34];3));2)" office:value-type="float" office:value="93.34" calcext:value-type="float">
            <text:p>93.34</text:p>
          </table:table-cell>
          <table:table-cell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 table:formula="of:=ROUND(100*(1+[.$D$1]*[.B35]+[.$D$2]*POWER([.B35];2)+[.$D$3]*([.B35]-100)*POWER([.B35];3));2)" office:value-type="float" office:value="93.73" calcext:value-type="float">
            <text:p>93.73</text:p>
          </table:table-cell>
          <table:table-cell office:value-type="float" office:value="-16" calcext:value-type="float">
            <text:p>-16</text:p>
          </table:table-cell>
          <table:table-cell table:number-columns-repeated="2"/>
        </table:table-row>
        <table:table-row table:style-name="ro1">
          <table:table-cell table:formula="of:=ROUND(100*(1+[.$D$1]*[.B36]+[.$D$2]*POWER([.B36];2)+[.$D$3]*([.B36]-100)*POWER([.B36];3));2)" office:value-type="float" office:value="94.12" calcext:value-type="float">
            <text:p>94.12</text:p>
          </table:table-cell>
          <table:table-cell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table:formula="of:=ROUND(100*(1+[.$D$1]*[.B37]+[.$D$2]*POWER([.B37];2)+[.$D$3]*([.B37]-100)*POWER([.B37];3));2)" office:value-type="float" office:value="94.52" calcext:value-type="float">
            <text:p>94.52</text:p>
          </table:table-cell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formula="of:=ROUND(100*(1+[.$D$1]*[.B38]+[.$D$2]*POWER([.B38];2)+[.$D$3]*([.B38]-100)*POWER([.B38];3));2)" office:value-type="float" office:value="94.91" calcext:value-type="float">
            <text:p>94.91</text:p>
          </table:table-cell>
          <table:table-cell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formula="of:=ROUND(100*(1+[.$D$1]*[.B39]+[.$D$2]*POWER([.B39];2)+[.$D$3]*([.B39]-100)*POWER([.B39];3));2)" office:value-type="float" office:value="95.3" calcext:value-type="float">
            <text:p>95.30</text:p>
          </table:table-cell>
          <table:table-cell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table:formula="of:=ROUND(100*(1+[.$D$1]*[.B40]+[.$D$2]*POWER([.B40];2)+[.$D$3]*([.B40]-100)*POWER([.B40];3));2)" office:value-type="float" office:value="95.69" calcext:value-type="float">
            <text:p>95.69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table:formula="of:=ROUND(100*(1+[.$D$1]*[.B41]+[.$D$2]*POWER([.B41];2)+[.$D$3]*([.B41]-100)*POWER([.B41];3));2)" office:value-type="float" office:value="96.09" calcext:value-type="float">
            <text:p>96.09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formula="of:=ROUND(100*(1+[.$D$1]*[.B42]+[.$D$2]*POWER([.B42];2)+[.$D$3]*([.B42]-100)*POWER([.B42];3));2)" office:value-type="float" office:value="96.48" calcext:value-type="float">
            <text:p>96.48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table:formula="of:=ROUND(100*(1+[.$D$1]*[.B43]+[.$D$2]*POWER([.B43];2)+[.$D$3]*([.B43]-100)*POWER([.B43];3));2)" office:value-type="float" office:value="96.87" calcext:value-type="float">
            <text:p>96.87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table:formula="of:=ROUND(100*(1+[.$D$1]*[.B44]+[.$D$2]*POWER([.B44];2)+[.$D$3]*([.B44]-100)*POWER([.B44];3));2)" office:value-type="float" office:value="97.26" calcext:value-type="float">
            <text:p>97.26</text:p>
          </table:table-cell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formula="of:=ROUND(100*(1+[.$D$1]*[.B45]+[.$D$2]*POWER([.B45];2)+[.$D$3]*([.B45]-100)*POWER([.B45];3));2)" office:value-type="float" office:value="97.65" calcext:value-type="float">
            <text:p>97.65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table:formula="of:=ROUND(100*(1+[.$D$1]*[.B46]+[.$D$2]*POWER([.B46];2)+[.$D$3]*([.B46]-100)*POWER([.B46];3));2)" office:value-type="float" office:value="98.04" calcext:value-type="float">
            <text:p>98.04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table:formula="of:=ROUND(100*(1+[.$D$1]*[.B47]+[.$D$2]*POWER([.B47];2)+[.$D$3]*([.B47]-100)*POWER([.B47];3));2)" office:value-type="float" office:value="98.44" calcext:value-type="float">
            <text:p>98.4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formula="of:=ROUND(100*(1+[.$D$1]*[.B48]+[.$D$2]*POWER([.B48];2)+[.$D$3]*([.B48]-100)*POWER([.B48];3));2)" office:value-type="float" office:value="98.83" calcext:value-type="float">
            <text:p>98.83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formula="of:=ROUND(100*(1+[.$D$1]*[.B49]+[.$D$2]*POWER([.B49];2)+[.$D$3]*([.B49]-100)*POWER([.B49];3));2)" office:value-type="float" office:value="99.22" calcext:value-type="float">
            <text:p>99.2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formula="of:=ROUND(100*(1+[.$D$1]*[.B50]+[.$D$2]*POWER([.B50];2)+[.$D$3]*([.B50]-100)*POWER([.B50];3));2)" office:value-type="float" office:value="99.61" calcext:value-type="float">
            <text:p>99.6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formula="of:=ROUND(100*(1+[.$D$1]*[.B51]+[.$D$2]*POWER([.B51];2));2)" office:value-type="float" office:value="100" calcext:value-type="float">
            <text:p>100.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ROUND(100*(1+[.$D$1]*[.B52]+[.$D$2]*POWER([.B52];2));2)" office:value-type="float" office:value="100.39" calcext:value-type="float">
            <text:p>100.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ROUND(100*(1+[.$D$1]*[.B53]+[.$D$2]*POWER([.B53];2));2)" office:value-type="float" office:value="100.78" calcext:value-type="float">
            <text:p>100.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ROUND(100*(1+[.$D$1]*[.B54]+[.$D$2]*POWER([.B54];2));2)" office:value-type="float" office:value="101.17" calcext:value-type="float">
            <text:p>101.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ROUND(100*(1+[.$D$1]*[.B55]+[.$D$2]*POWER([.B55];2));2)" office:value-type="float" office:value="101.56" calcext:value-type="float">
            <text:p>101.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ROUND(100*(1+[.$D$1]*[.B56]+[.$D$2]*POWER([.B56];2));2)" office:value-type="float" office:value="101.95" calcext:value-type="float">
            <text:p>101.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ROUND(100*(1+[.$D$1]*[.B57]+[.$D$2]*POWER([.B57];2));2)" office:value-type="float" office:value="102.34" calcext:value-type="float">
            <text:p>102.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ROUND(100*(1+[.$D$1]*[.B58]+[.$D$2]*POWER([.B58];2));2)" office:value-type="float" office:value="102.73" calcext:value-type="float">
            <text:p>102.7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ROUND(100*(1+[.$D$1]*[.B59]+[.$D$2]*POWER([.B59];2));2)" office:value-type="float" office:value="103.12" calcext:value-type="float">
            <text:p>103.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ROUND(100*(1+[.$D$1]*[.B60]+[.$D$2]*POWER([.B60];2));2)" office:value-type="float" office:value="103.51" calcext:value-type="float">
            <text:p>103.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ROUND(100*(1+[.$D$1]*[.B61]+[.$D$2]*POWER([.B61];2));2)" office:value-type="float" office:value="103.9" calcext:value-type="float">
            <text:p>103.9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ROUND(100*(1+[.$D$1]*[.B62]+[.$D$2]*POWER([.B62];2));2)" office:value-type="float" office:value="104.29" calcext:value-type="float">
            <text:p>104.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ROUND(100*(1+[.$D$1]*[.B63]+[.$D$2]*POWER([.B63];2));2)" office:value-type="float" office:value="104.68" calcext:value-type="float">
            <text:p>104.6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ROUND(100*(1+[.$D$1]*[.B64]+[.$D$2]*POWER([.B64];2));2)" office:value-type="float" office:value="105.07" calcext:value-type="float">
            <text:p>105.0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ROUND(100*(1+[.$D$1]*[.B65]+[.$D$2]*POWER([.B65];2));2)" office:value-type="float" office:value="105.46" calcext:value-type="float">
            <text:p>105.4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ROUND(100*(1+[.$D$1]*[.B66]+[.$D$2]*POWER([.B66];2));2)" office:value-type="float" office:value="105.85" calcext:value-type="float">
            <text:p>105.8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ROUND(100*(1+[.$D$1]*[.B67]+[.$D$2]*POWER([.B67];2));2)" office:value-type="float" office:value="106.24" calcext:value-type="float">
            <text:p>106.2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ROUND(100*(1+[.$D$1]*[.B68]+[.$D$2]*POWER([.B68];2));2)" office:value-type="float" office:value="106.63" calcext:value-type="float">
            <text:p>106.6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ROUND(100*(1+[.$D$1]*[.B69]+[.$D$2]*POWER([.B69];2));2)" office:value-type="float" office:value="107.02" calcext:value-type="float">
            <text:p>107.0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ROUND(100*(1+[.$D$1]*[.B70]+[.$D$2]*POWER([.B70];2));2)" office:value-type="float" office:value="107.4" calcext:value-type="float">
            <text:p>107.4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ROUND(100*(1+[.$D$1]*[.B71]+[.$D$2]*POWER([.B71];2));2)" office:value-type="float" office:value="107.79" calcext:value-type="float">
            <text:p>107.7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ROUND(100*(1+[.$D$1]*[.B72]+[.$D$2]*POWER([.B72];2));2)" office:value-type="float" office:value="108.18" calcext:value-type="float">
            <text:p>108.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ROUND(100*(1+[.$D$1]*[.B73]+[.$D$2]*POWER([.B73];2));2)" office:value-type="float" office:value="108.57" calcext:value-type="float">
            <text:p>108.5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ROUND(100*(1+[.$D$1]*[.B74]+[.$D$2]*POWER([.B74];2));2)" office:value-type="float" office:value="108.96" calcext:value-type="float">
            <text:p>108.9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ROUND(100*(1+[.$D$1]*[.B75]+[.$D$2]*POWER([.B75];2));2)" office:value-type="float" office:value="109.35" calcext:value-type="float">
            <text:p>109.3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ROUND(100*(1+[.$D$1]*[.B76]+[.$D$2]*POWER([.B76];2));2)" office:value-type="float" office:value="109.73" calcext:value-type="float">
            <text:p>109.7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ROUND(100*(1+[.$D$1]*[.B77]+[.$D$2]*POWER([.B77];2));2)" office:value-type="float" office:value="110.12" calcext:value-type="float">
            <text:p>110.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ROUND(100*(1+[.$D$1]*[.B78]+[.$D$2]*POWER([.B78];2));2)" office:value-type="float" office:value="110.51" calcext:value-type="float">
            <text:p>110.5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ROUND(100*(1+[.$D$1]*[.B79]+[.$D$2]*POWER([.B79];2));2)" office:value-type="float" office:value="110.9" calcext:value-type="float">
            <text:p>110.9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ROUND(100*(1+[.$D$1]*[.B80]+[.$D$2]*POWER([.B80];2));2)" office:value-type="float" office:value="111.29" calcext:value-type="float">
            <text:p>111.2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ROUND(100*(1+[.$D$1]*[.B81]+[.$D$2]*POWER([.B81];2));2)" office:value-type="float" office:value="111.67" calcext:value-type="float">
            <text:p>111.6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ROUND(100*(1+[.$D$1]*[.B82]+[.$D$2]*POWER([.B82];2));2)" office:value-type="float" office:value="112.06" calcext:value-type="float">
            <text:p>112.0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ROUND(100*(1+[.$D$1]*[.B83]+[.$D$2]*POWER([.B83];2));2)" office:value-type="float" office:value="112.45" calcext:value-type="float">
            <text:p>112.4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ROUND(100*(1+[.$D$1]*[.B84]+[.$D$2]*POWER([.B84];2));2)" office:value-type="float" office:value="112.83" calcext:value-type="float">
            <text:p>112.8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ROUND(100*(1+[.$D$1]*[.B85]+[.$D$2]*POWER([.B85];2));2)" office:value-type="float" office:value="113.22" calcext:value-type="float">
            <text:p>113.22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ROUND(100*(1+[.$D$1]*[.B86]+[.$D$2]*POWER([.B86];2));2)" office:value-type="float" office:value="113.61" calcext:value-type="float">
            <text:p>113.6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ROUND(100*(1+[.$D$1]*[.B87]+[.$D$2]*POWER([.B87];2));2)" office:value-type="float" office:value="114" calcext:value-type="float">
            <text:p>114.0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ROUND(100*(1+[.$D$1]*[.B88]+[.$D$2]*POWER([.B88];2));2)" office:value-type="float" office:value="114.38" calcext:value-type="float">
            <text:p>114.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ROUND(100*(1+[.$D$1]*[.B89]+[.$D$2]*POWER([.B89];2));2)" office:value-type="float" office:value="114.77" calcext:value-type="float">
            <text:p>114.7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ROUND(100*(1+[.$D$1]*[.B90]+[.$D$2]*POWER([.B90];2));2)" office:value-type="float" office:value="115.15" calcext:value-type="float">
            <text:p>115.1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ROUND(100*(1+[.$D$1]*[.B91]+[.$D$2]*POWER([.B91];2));2)" office:value-type="float" office:value="115.54" calcext:value-type="float">
            <text:p>115.5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ROUND(100*(1+[.$D$1]*[.B92]+[.$D$2]*POWER([.B92];2));2)" office:value-type="float" office:value="115.93" calcext:value-type="float">
            <text:p>115.9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ROUND(100*(1+[.$D$1]*[.B93]+[.$D$2]*POWER([.B93];2));2)" office:value-type="float" office:value="116.31" calcext:value-type="float">
            <text:p>116.3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ROUND(100*(1+[.$D$1]*[.B94]+[.$D$2]*POWER([.B94];2));2)" office:value-type="float" office:value="116.7" calcext:value-type="float">
            <text:p>116.7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ROUND(100*(1+[.$D$1]*[.B95]+[.$D$2]*POWER([.B95];2));2)" office:value-type="float" office:value="117.08" calcext:value-type="float">
            <text:p>117.0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ROUND(100*(1+[.$D$1]*[.B96]+[.$D$2]*POWER([.B96];2));2)" office:value-type="float" office:value="117.47" calcext:value-type="float">
            <text:p>117.4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ROUND(100*(1+[.$D$1]*[.B97]+[.$D$2]*POWER([.B97];2));2)" office:value-type="float" office:value="117.86" calcext:value-type="float">
            <text:p>117.86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ROUND(100*(1+[.$D$1]*[.B98]+[.$D$2]*POWER([.B98];2));2)" office:value-type="float" office:value="118.24" calcext:value-type="float">
            <text:p>118.2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ROUND(100*(1+[.$D$1]*[.B99]+[.$D$2]*POWER([.B99];2));2)" office:value-type="float" office:value="118.63" calcext:value-type="float">
            <text:p>118.6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ROUND(100*(1+[.$D$1]*[.B100]+[.$D$2]*POWER([.B100];2));2)" office:value-type="float" office:value="119.01" calcext:value-type="float">
            <text:p>119.01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ROUND(100*(1+[.$D$1]*[.B101]+[.$D$2]*POWER([.B101];2));2)" office:value-type="float" office:value="119.4" calcext:value-type="float">
            <text:p>119.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ROUND(100*(1+[.$D$1]*[.B102]+[.$D$2]*POWER([.B102];2));2)" office:value-type="float" office:value="119.78" calcext:value-type="float">
            <text:p>119.78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ROUND(100*(1+[.$D$1]*[.B103]+[.$D$2]*POWER([.B103];2));2)" office:value-type="float" office:value="120.17" calcext:value-type="float">
            <text:p>120.1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ROUND(100*(1+[.$D$1]*[.B104]+[.$D$2]*POWER([.B104];2));2)" office:value-type="float" office:value="120.55" calcext:value-type="float">
            <text:p>120.5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ROUND(100*(1+[.$D$1]*[.B105]+[.$D$2]*POWER([.B105];2));2)" office:value-type="float" office:value="120.94" calcext:value-type="float">
            <text:p>120.9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ROUND(100*(1+[.$D$1]*[.B106]+[.$D$2]*POWER([.B106];2));2)" office:value-type="float" office:value="121.32" calcext:value-type="float">
            <text:p>121.3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ROUND(100*(1+[.$D$1]*[.B107]+[.$D$2]*POWER([.B107];2));2)" office:value-type="float" office:value="121.71" calcext:value-type="float">
            <text:p>121.7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ROUND(100*(1+[.$D$1]*[.B108]+[.$D$2]*POWER([.B108];2));2)" office:value-type="float" office:value="122.09" calcext:value-type="float">
            <text:p>122.09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ROUND(100*(1+[.$D$1]*[.B109]+[.$D$2]*POWER([.B109];2));2)" office:value-type="float" office:value="122.47" calcext:value-type="float">
            <text:p>122.4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ROUND(100*(1+[.$D$1]*[.B110]+[.$D$2]*POWER([.B110];2));2)" office:value-type="float" office:value="122.86" calcext:value-type="float">
            <text:p>122.86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ROUND(100*(1+[.$D$1]*[.B111]+[.$D$2]*POWER([.B111];2));2)" office:value-type="float" office:value="123.24" calcext:value-type="float">
            <text:p>123.2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ROUND(100*(1+[.$D$1]*[.B112]+[.$D$2]*POWER([.B112];2));2)" office:value-type="float" office:value="123.63" calcext:value-type="float">
            <text:p>123.6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ROUND(100*(1+[.$D$1]*[.B113]+[.$D$2]*POWER([.B113];2));2)" office:value-type="float" office:value="124.01" calcext:value-type="float">
            <text:p>124.0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ROUND(100*(1+[.$D$1]*[.B114]+[.$D$2]*POWER([.B114];2));2)" office:value-type="float" office:value="124.39" calcext:value-type="float">
            <text:p>124.3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ROUND(100*(1+[.$D$1]*[.B115]+[.$D$2]*POWER([.B115];2));2)" office:value-type="float" office:value="124.78" calcext:value-type="float">
            <text:p>124.7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ROUND(100*(1+[.$D$1]*[.B116]+[.$D$2]*POWER([.B116];2));2)" office:value-type="float" office:value="125.16" calcext:value-type="float">
            <text:p>125.1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ROUND(100*(1+[.$D$1]*[.B117]+[.$D$2]*POWER([.B117];2));2)" office:value-type="float" office:value="125.54" calcext:value-type="float">
            <text:p>125.5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ROUND(100*(1+[.$D$1]*[.B118]+[.$D$2]*POWER([.B118];2));2)" office:value-type="float" office:value="125.93" calcext:value-type="float">
            <text:p>125.9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ROUND(100*(1+[.$D$1]*[.B119]+[.$D$2]*POWER([.B119];2));2)" office:value-type="float" office:value="126.31" calcext:value-type="float">
            <text:p>126.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ROUND(100*(1+[.$D$1]*[.B120]+[.$D$2]*POWER([.B120];2));2)" office:value-type="float" office:value="126.69" calcext:value-type="float">
            <text:p>126.6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ROUND(100*(1+[.$D$1]*[.B121]+[.$D$2]*POWER([.B121];2));2)" office:value-type="float" office:value="127.08" calcext:value-type="float">
            <text:p>127.0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ROUND(100*(1+[.$D$1]*[.B122]+[.$D$2]*POWER([.B122];2));2)" office:value-type="float" office:value="127.46" calcext:value-type="float">
            <text:p>127.4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ROUND(100*(1+[.$D$1]*[.B123]+[.$D$2]*POWER([.B123];2));2)" office:value-type="float" office:value="127.84" calcext:value-type="float">
            <text:p>127.8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ROUND(100*(1+[.$D$1]*[.B124]+[.$D$2]*POWER([.B124];2));2)" office:value-type="float" office:value="128.22" calcext:value-type="float">
            <text:p>128.2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ROUND(100*(1+[.$D$1]*[.B125]+[.$D$2]*POWER([.B125];2));2)" office:value-type="float" office:value="128.61" calcext:value-type="float">
            <text:p>128.6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ROUND(100*(1+[.$D$1]*[.B126]+[.$D$2]*POWER([.B126];2));2)" office:value-type="float" office:value="128.99" calcext:value-type="float">
            <text:p>128.9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ROUND(100*(1+[.$D$1]*[.B127]+[.$D$2]*POWER([.B127];2));2)" office:value-type="float" office:value="129.37" calcext:value-type="float">
            <text:p>129.3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ROUND(100*(1+[.$D$1]*[.B128]+[.$D$2]*POWER([.B128];2));2)" office:value-type="float" office:value="129.75" calcext:value-type="float">
            <text:p>129.7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ROUND(100*(1+[.$D$1]*[.B129]+[.$D$2]*POWER([.B129];2));2)" office:value-type="float" office:value="130.13" calcext:value-type="float">
            <text:p>130.1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ROUND(100*(1+[.$D$1]*[.B130]+[.$D$2]*POWER([.B130];2));2)" office:value-type="float" office:value="130.52" calcext:value-type="float">
            <text:p>130.5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ROUND(100*(1+[.$D$1]*[.B131]+[.$D$2]*POWER([.B131];2));2)" office:value-type="float" office:value="130.9" calcext:value-type="float">
            <text:p>130.9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ROUND(100*(1+[.$D$1]*[.B132]+[.$D$2]*POWER([.B132];2));2)" office:value-type="float" office:value="131.28" calcext:value-type="float">
            <text:p>131.2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ROUND(100*(1+[.$D$1]*[.B133]+[.$D$2]*POWER([.B133];2));2)" office:value-type="float" office:value="131.66" calcext:value-type="float">
            <text:p>131.6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ROUND(100*(1+[.$D$1]*[.B134]+[.$D$2]*POWER([.B134];2));2)" office:value-type="float" office:value="132.04" calcext:value-type="float">
            <text:p>132.0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ROUND(100*(1+[.$D$1]*[.B135]+[.$D$2]*POWER([.B135];2));2)" office:value-type="float" office:value="132.42" calcext:value-type="float">
            <text:p>132.4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formula="of:=ROUND(100*(1+[.$D$1]*[.B136]+[.$D$2]*POWER([.B136];2));2)" office:value-type="float" office:value="132.8" calcext:value-type="float">
            <text:p>132.8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ROUND(100*(1+[.$D$1]*[.B137]+[.$D$2]*POWER([.B137];2));2)" office:value-type="float" office:value="133.18" calcext:value-type="float">
            <text:p>133.1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ROUND(100*(1+[.$D$1]*[.B138]+[.$D$2]*POWER([.B138];2));2)" office:value-type="float" office:value="133.57" calcext:value-type="float">
            <text:p>133.5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ROUND(100*(1+[.$D$1]*[.B139]+[.$D$2]*POWER([.B139];2));2)" office:value-type="float" office:value="133.95" calcext:value-type="float">
            <text:p>133.9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ROUND(100*(1+[.$D$1]*[.B140]+[.$D$2]*POWER([.B140];2));2)" office:value-type="float" office:value="134.33" calcext:value-type="float">
            <text:p>134.3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ROUND(100*(1+[.$D$1]*[.B141]+[.$D$2]*POWER([.B141];2));2)" office:value-type="float" office:value="134.71" calcext:value-type="float">
            <text:p>134.71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ROUND(100*(1+[.$D$1]*[.B142]+[.$D$2]*POWER([.B142];2));2)" office:value-type="float" office:value="135.09" calcext:value-type="float">
            <text:p>135.0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ROUND(100*(1+[.$D$1]*[.B143]+[.$D$2]*POWER([.B143];2));2)" office:value-type="float" office:value="135.47" calcext:value-type="float">
            <text:p>135.47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ROUND(100*(1+[.$D$1]*[.B144]+[.$D$2]*POWER([.B144];2));2)" office:value-type="float" office:value="135.85" calcext:value-type="float">
            <text:p>135.85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ROUND(100*(1+[.$D$1]*[.B145]+[.$D$2]*POWER([.B145];2));2)" office:value-type="float" office:value="136.23" calcext:value-type="float">
            <text:p>136.23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ROUND(100*(1+[.$D$1]*[.B146]+[.$D$2]*POWER([.B146];2));2)" office:value-type="float" office:value="136.61" calcext:value-type="float">
            <text:p>136.61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ROUND(100*(1+[.$D$1]*[.B147]+[.$D$2]*POWER([.B147];2));2)" office:value-type="float" office:value="136.99" calcext:value-type="float">
            <text:p>136.99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ROUND(100*(1+[.$D$1]*[.B148]+[.$D$2]*POWER([.B148];2));2)" office:value-type="float" office:value="137.37" calcext:value-type="float">
            <text:p>137.3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ROUND(100*(1+[.$D$1]*[.B149]+[.$D$2]*POWER([.B149];2));2)" office:value-type="float" office:value="137.75" calcext:value-type="float">
            <text:p>137.7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ROUND(100*(1+[.$D$1]*[.B150]+[.$D$2]*POWER([.B150];2));2)" office:value-type="float" office:value="138.13" calcext:value-type="float">
            <text:p>138.1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ROUND(100*(1+[.$D$1]*[.B151]+[.$D$2]*POWER([.B151];2));2)" office:value-type="float" office:value="138.51" calcext:value-type="float">
            <text:p>138.5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formula="of:=ROUND(100*(1+[.$D$1]*[.B152]+[.$D$2]*POWER([.B152];2));2)" office:value-type="float" office:value="138.88" calcext:value-type="float">
            <text:p>138.88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table:formula="of:=ROUND(100*(1+[.$D$1]*[.B153]+[.$D$2]*POWER([.B153];2));2)" office:value-type="float" office:value="139.26" calcext:value-type="float">
            <text:p>139.26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formula="of:=ROUND(100*(1+[.$D$1]*[.B154]+[.$D$2]*POWER([.B154];2));2)" office:value-type="float" office:value="139.64" calcext:value-type="float">
            <text:p>139.6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formula="of:=ROUND(100*(1+[.$D$1]*[.B155]+[.$D$2]*POWER([.B155];2));2)" office:value-type="float" office:value="140.02" calcext:value-type="float">
            <text:p>140.02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formula="of:=ROUND(100*(1+[.$D$1]*[.B156]+[.$D$2]*POWER([.B156];2));2)" office:value-type="float" office:value="140.4" calcext:value-type="float">
            <text:p>140.4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formula="of:=ROUND(100*(1+[.$D$1]*[.B157]+[.$D$2]*POWER([.B157];2));2)" office:value-type="float" office:value="140.78" calcext:value-type="float">
            <text:p>140.78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formula="of:=ROUND(100*(1+[.$D$1]*[.B158]+[.$D$2]*POWER([.B158];2));2)" office:value-type="float" office:value="141.16" calcext:value-type="float">
            <text:p>141.1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formula="of:=ROUND(100*(1+[.$D$1]*[.B159]+[.$D$2]*POWER([.B159];2));2)" office:value-type="float" office:value="141.54" calcext:value-type="float">
            <text:p>141.5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table:formula="of:=ROUND(100*(1+[.$D$1]*[.B160]+[.$D$2]*POWER([.B160];2));2)" office:value-type="float" office:value="141.91" calcext:value-type="float">
            <text:p>141.91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formula="of:=ROUND(100*(1+[.$D$1]*[.B161]+[.$D$2]*POWER([.B161];2));2)" office:value-type="float" office:value="142.29" calcext:value-type="float">
            <text:p>142.29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ROUND(100*(1+[.$D$1]*[.B162]+[.$D$2]*POWER([.B162];2));2)" office:value-type="float" office:value="142.67" calcext:value-type="float">
            <text:p>142.67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formula="of:=ROUND(100*(1+[.$D$1]*[.B163]+[.$D$2]*POWER([.B163];2));2)" office:value-type="float" office:value="143.05" calcext:value-type="float">
            <text:p>143.05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table:formula="of:=ROUND(100*(1+[.$D$1]*[.B164]+[.$D$2]*POWER([.B164];2));2)" office:value-type="float" office:value="143.43" calcext:value-type="float">
            <text:p>143.43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table:formula="of:=ROUND(100*(1+[.$D$1]*[.B165]+[.$D$2]*POWER([.B165];2));2)" office:value-type="float" office:value="143.8" calcext:value-type="float">
            <text:p>143.8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formula="of:=ROUND(100*(1+[.$D$1]*[.B166]+[.$D$2]*POWER([.B166];2));2)" office:value-type="float" office:value="144.18" calcext:value-type="float">
            <text:p>144.18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table:formula="of:=ROUND(100*(1+[.$D$1]*[.B167]+[.$D$2]*POWER([.B167];2));2)" office:value-type="float" office:value="144.56" calcext:value-type="float">
            <text:p>144.56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table:formula="of:=ROUND(100*(1+[.$D$1]*[.B168]+[.$D$2]*POWER([.B168];2));2)" office:value-type="float" office:value="144.94" calcext:value-type="float">
            <text:p>144.9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table:formula="of:=ROUND(100*(1+[.$D$1]*[.B169]+[.$D$2]*POWER([.B169];2));2)" office:value-type="float" office:value="145.31" calcext:value-type="float">
            <text:p>145.31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table:formula="of:=ROUND(100*(1+[.$D$1]*[.B170]+[.$D$2]*POWER([.B170];2));2)" office:value-type="float" office:value="145.69" calcext:value-type="float">
            <text:p>145.69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formula="of:=ROUND(100*(1+[.$D$1]*[.B171]+[.$D$2]*POWER([.B171];2));2)" office:value-type="float" office:value="146.07" calcext:value-type="float">
            <text:p>146.07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formula="of:=ROUND(100*(1+[.$D$1]*[.B172]+[.$D$2]*POWER([.B172];2));2)" office:value-type="float" office:value="146.44" calcext:value-type="float">
            <text:p>146.4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formula="of:=ROUND(100*(1+[.$D$1]*[.B173]+[.$D$2]*POWER([.B173];2));2)" office:value-type="float" office:value="146.82" calcext:value-type="float">
            <text:p>146.8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formula="of:=ROUND(100*(1+[.$D$1]*[.B174]+[.$D$2]*POWER([.B174];2));2)" office:value-type="float" office:value="147.2" calcext:value-type="float">
            <text:p>147.20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table:formula="of:=ROUND(100*(1+[.$D$1]*[.B175]+[.$D$2]*POWER([.B175];2));2)" office:value-type="float" office:value="147.57" calcext:value-type="float">
            <text:p>147.57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table:formula="of:=ROUND(100*(1+[.$D$1]*[.B176]+[.$D$2]*POWER([.B176];2));2)" office:value-type="float" office:value="147.95" calcext:value-type="float">
            <text:p>147.9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formula="of:=ROUND(100*(1+[.$D$1]*[.B177]+[.$D$2]*POWER([.B177];2));2)" office:value-type="float" office:value="148.33" calcext:value-type="float">
            <text:p>148.33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ROUND(100*(1+[.$D$1]*[.B178]+[.$D$2]*POWER([.B178];2));2)" office:value-type="float" office:value="148.7" calcext:value-type="float">
            <text:p>148.70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table:formula="of:=ROUND(100*(1+[.$D$1]*[.B179]+[.$D$2]*POWER([.B179];2));2)" office:value-type="float" office:value="149.08" calcext:value-type="float">
            <text:p>149.0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formula="of:=ROUND(100*(1+[.$D$1]*[.B180]+[.$D$2]*POWER([.B180];2));2)" office:value-type="float" office:value="149.46" calcext:value-type="float">
            <text:p>149.46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formula="of:=ROUND(100*(1+[.$D$1]*[.B181]+[.$D$2]*POWER([.B181];2));2)" office:value-type="float" office:value="149.83" calcext:value-type="float">
            <text:p>149.83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formula="of:=ROUND(100*(1+[.$D$1]*[.B182]+[.$D$2]*POWER([.B182];2));2)" office:value-type="float" office:value="150.21" calcext:value-type="float">
            <text:p>150.21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table:formula="of:=ROUND(100*(1+[.$D$1]*[.B183]+[.$D$2]*POWER([.B183];2));2)" office:value-type="float" office:value="150.58" calcext:value-type="float">
            <text:p>150.58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formula="of:=ROUND(100*(1+[.$D$1]*[.B184]+[.$D$2]*POWER([.B184];2));2)" office:value-type="float" office:value="150.96" calcext:value-type="float">
            <text:p>150.96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table:formula="of:=ROUND(100*(1+[.$D$1]*[.B185]+[.$D$2]*POWER([.B185];2));2)" office:value-type="float" office:value="151.33" calcext:value-type="float">
            <text:p>151.33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formula="of:=ROUND(100*(1+[.$D$1]*[.B186]+[.$D$2]*POWER([.B186];2));2)" office:value-type="float" office:value="151.71" calcext:value-type="float">
            <text:p>151.71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formula="of:=ROUND(100*(1+[.$D$1]*[.B187]+[.$D$2]*POWER([.B187];2));2)" office:value-type="float" office:value="152.08" calcext:value-type="float">
            <text:p>152.08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table:formula="of:=ROUND(100*(1+[.$D$1]*[.B188]+[.$D$2]*POWER([.B188];2));2)" office:value-type="float" office:value="152.46" calcext:value-type="float">
            <text:p>152.46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formula="of:=ROUND(100*(1+[.$D$1]*[.B189]+[.$D$2]*POWER([.B189];2));2)" office:value-type="float" office:value="152.83" calcext:value-type="float">
            <text:p>152.83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table:formula="of:=ROUND(100*(1+[.$D$1]*[.B190]+[.$D$2]*POWER([.B190];2));2)" office:value-type="float" office:value="153.21" calcext:value-type="float">
            <text:p>153.21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formula="of:=ROUND(100*(1+[.$D$1]*[.B191]+[.$D$2]*POWER([.B191];2));2)" office:value-type="float" office:value="153.58" calcext:value-type="float">
            <text:p>153.58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formula="of:=ROUND(100*(1+[.$D$1]*[.B192]+[.$D$2]*POWER([.B192];2));2)" office:value-type="float" office:value="153.96" calcext:value-type="float">
            <text:p>153.96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formula="of:=ROUND(100*(1+[.$D$1]*[.B193]+[.$D$2]*POWER([.B193];2));2)" office:value-type="float" office:value="154.33" calcext:value-type="float">
            <text:p>154.33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ROUND(100*(1+[.$D$1]*[.B194]+[.$D$2]*POWER([.B194];2));2)" office:value-type="float" office:value="154.71" calcext:value-type="float">
            <text:p>154.7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formula="of:=ROUND(100*(1+[.$D$1]*[.B195]+[.$D$2]*POWER([.B195];2));2)" office:value-type="float" office:value="155.08" calcext:value-type="float">
            <text:p>155.08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formula="of:=ROUND(100*(1+[.$D$1]*[.B196]+[.$D$2]*POWER([.B196];2));2)" office:value-type="float" office:value="155.46" calcext:value-type="float">
            <text:p>155.46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table:formula="of:=ROUND(100*(1+[.$D$1]*[.B197]+[.$D$2]*POWER([.B197];2));2)" office:value-type="float" office:value="155.83" calcext:value-type="float">
            <text:p>155.83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table:formula="of:=ROUND(100*(1+[.$D$1]*[.B198]+[.$D$2]*POWER([.B198];2));2)" office:value-type="float" office:value="156.2" calcext:value-type="float">
            <text:p>156.20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formula="of:=ROUND(100*(1+[.$D$1]*[.B199]+[.$D$2]*POWER([.B199];2));2)" office:value-type="float" office:value="156.58" calcext:value-type="float">
            <text:p>156.58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table:formula="of:=ROUND(100*(1+[.$D$1]*[.B200]+[.$D$2]*POWER([.B200];2));2)" office:value-type="float" office:value="156.95" calcext:value-type="float">
            <text:p>156.95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formula="of:=ROUND(100*(1+[.$D$1]*[.B201]+[.$D$2]*POWER([.B201];2));2)" office:value-type="float" office:value="157.33" calcext:value-type="float">
            <text:p>157.3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formula="of:=ROUND(100*(1+[.$D$1]*[.B202]+[.$D$2]*POWER([.B202];2));2)" office:value-type="float" office:value="157.7" calcext:value-type="float">
            <text:p>157.70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formula="of:=ROUND(100*(1+[.$D$1]*[.B203]+[.$D$2]*POWER([.B203];2));2)" office:value-type="float" office:value="158.07" calcext:value-type="float">
            <text:p>158.07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table:formula="of:=ROUND(100*(1+[.$D$1]*[.B204]+[.$D$2]*POWER([.B204];2));2)" office:value-type="float" office:value="158.45" calcext:value-type="float">
            <text:p>158.45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formula="of:=ROUND(100*(1+[.$D$1]*[.B205]+[.$D$2]*POWER([.B205];2));2)" office:value-type="float" office:value="158.82" calcext:value-type="float">
            <text:p>158.82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formula="of:=ROUND(100*(1+[.$D$1]*[.B206]+[.$D$2]*POWER([.B206];2));2)" office:value-type="float" office:value="159.19" calcext:value-type="float">
            <text:p>159.19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formula="of:=ROUND(100*(1+[.$D$1]*[.B207]+[.$D$2]*POWER([.B207];2));2)" office:value-type="float" office:value="159.56" calcext:value-type="float">
            <text:p>159.56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table:formula="of:=ROUND(100*(1+[.$D$1]*[.B208]+[.$D$2]*POWER([.B208];2));2)" office:value-type="float" office:value="159.94" calcext:value-type="float">
            <text:p>159.94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ROUND(100*(1+[.$D$1]*[.B209]+[.$D$2]*POWER([.B209];2));2)" office:value-type="float" office:value="160.31" calcext:value-type="float">
            <text:p>160.31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table:formula="of:=ROUND(100*(1+[.$D$1]*[.B210]+[.$D$2]*POWER([.B210];2));2)" office:value-type="float" office:value="160.68" calcext:value-type="float">
            <text:p>160.68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formula="of:=ROUND(100*(1+[.$D$1]*[.B211]+[.$D$2]*POWER([.B211];2));2)" office:value-type="float" office:value="161.05" calcext:value-type="float">
            <text:p>161.05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formula="of:=ROUND(100*(1+[.$D$1]*[.B212]+[.$D$2]*POWER([.B212];2));2)" office:value-type="float" office:value="161.43" calcext:value-type="float">
            <text:p>161.43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table:formula="of:=ROUND(100*(1+[.$D$1]*[.B213]+[.$D$2]*POWER([.B213];2));2)" office:value-type="float" office:value="161.8" calcext:value-type="float">
            <text:p>161.80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formula="of:=ROUND(100*(1+[.$D$1]*[.B214]+[.$D$2]*POWER([.B214];2));2)" office:value-type="float" office:value="162.17" calcext:value-type="float">
            <text:p>162.17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formula="of:=ROUND(100*(1+[.$D$1]*[.B215]+[.$D$2]*POWER([.B215];2));2)" office:value-type="float" office:value="162.54" calcext:value-type="float">
            <text:p>162.54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formula="of:=ROUND(100*(1+[.$D$1]*[.B216]+[.$D$2]*POWER([.B216];2));2)" office:value-type="float" office:value="162.91" calcext:value-type="float">
            <text:p>162.91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table:formula="of:=ROUND(100*(1+[.$D$1]*[.B217]+[.$D$2]*POWER([.B217];2));2)" office:value-type="float" office:value="163.29" calcext:value-type="float">
            <text:p>163.2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formula="of:=ROUND(100*(1+[.$D$1]*[.B218]+[.$D$2]*POWER([.B218];2));2)" office:value-type="float" office:value="163.66" calcext:value-type="float">
            <text:p>163.66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table:formula="of:=ROUND(100*(1+[.$D$1]*[.B219]+[.$D$2]*POWER([.B219];2));2)" office:value-type="float" office:value="164.03" calcext:value-type="float">
            <text:p>164.03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table:formula="of:=ROUND(100*(1+[.$D$1]*[.B220]+[.$D$2]*POWER([.B220];2));2)" office:value-type="float" office:value="164.4" calcext:value-type="float">
            <text:p>164.40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table:formula="of:=ROUND(100*(1+[.$D$1]*[.B221]+[.$D$2]*POWER([.B221];2));2)" office:value-type="float" office:value="164.77" calcext:value-type="float">
            <text:p>164.77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formula="of:=ROUND(100*(1+[.$D$1]*[.B222]+[.$D$2]*POWER([.B222];2));2)" office:value-type="float" office:value="165.14" calcext:value-type="float">
            <text:p>165.14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formula="of:=ROUND(100*(1+[.$D$1]*[.B223]+[.$D$2]*POWER([.B223];2));2)" office:value-type="float" office:value="165.51" calcext:value-type="float">
            <text:p>165.51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formula="of:=ROUND(100*(1+[.$D$1]*[.B224]+[.$D$2]*POWER([.B224];2));2)" office:value-type="float" office:value="165.89" calcext:value-type="float">
            <text:p>165.89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ROUND(100*(1+[.$D$1]*[.B225]+[.$D$2]*POWER([.B225];2));2)" office:value-type="float" office:value="166.26" calcext:value-type="float">
            <text:p>166.26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table:formula="of:=ROUND(100*(1+[.$D$1]*[.B226]+[.$D$2]*POWER([.B226];2));2)" office:value-type="float" office:value="166.63" calcext:value-type="float">
            <text:p>166.63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ROUND(100*(1+[.$D$1]*[.B227]+[.$D$2]*POWER([.B227];2));2)" office:value-type="float" office:value="167" calcext:value-type="float">
            <text:p>167.00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formula="of:=ROUND(100*(1+[.$D$1]*[.B228]+[.$D$2]*POWER([.B228];2));2)" office:value-type="float" office:value="167.37" calcext:value-type="float">
            <text:p>167.37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table:formula="of:=ROUND(100*(1+[.$D$1]*[.B229]+[.$D$2]*POWER([.B229];2));2)" office:value-type="float" office:value="167.74" calcext:value-type="float">
            <text:p>167.74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formula="of:=ROUND(100*(1+[.$D$1]*[.B230]+[.$D$2]*POWER([.B230];2));2)" office:value-type="float" office:value="168.11" calcext:value-type="float">
            <text:p>168.11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formula="of:=ROUND(100*(1+[.$D$1]*[.B231]+[.$D$2]*POWER([.B231];2));2)" office:value-type="float" office:value="168.48" calcext:value-type="float">
            <text:p>168.48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formula="of:=ROUND(100*(1+[.$D$1]*[.B232]+[.$D$2]*POWER([.B232];2));2)" office:value-type="float" office:value="168.85" calcext:value-type="float">
            <text:p>168.85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table:formula="of:=ROUND(100*(1+[.$D$1]*[.B233]+[.$D$2]*POWER([.B233];2));2)" office:value-type="float" office:value="169.22" calcext:value-type="float">
            <text:p>169.22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table:formula="of:=ROUND(100*(1+[.$D$1]*[.B234]+[.$D$2]*POWER([.B234];2));2)" office:value-type="float" office:value="169.59" calcext:value-type="float">
            <text:p>169.59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table:formula="of:=ROUND(100*(1+[.$D$1]*[.B235]+[.$D$2]*POWER([.B235];2));2)" office:value-type="float" office:value="169.96" calcext:value-type="float">
            <text:p>169.96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table:formula="of:=ROUND(100*(1+[.$D$1]*[.B236]+[.$D$2]*POWER([.B236];2));2)" office:value-type="float" office:value="170.33" calcext:value-type="float">
            <text:p>170.33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table:formula="of:=ROUND(100*(1+[.$D$1]*[.B237]+[.$D$2]*POWER([.B237];2));2)" office:value-type="float" office:value="170.7" calcext:value-type="float">
            <text:p>170.70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table:formula="of:=ROUND(100*(1+[.$D$1]*[.B238]+[.$D$2]*POWER([.B238];2));2)" office:value-type="float" office:value="171.07" calcext:value-type="float">
            <text:p>171.07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table:formula="of:=ROUND(100*(1+[.$D$1]*[.B239]+[.$D$2]*POWER([.B239];2));2)" office:value-type="float" office:value="171.43" calcext:value-type="float">
            <text:p>171.43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table:formula="of:=ROUND(100*(1+[.$D$1]*[.B240]+[.$D$2]*POWER([.B240];2));2)" office:value-type="float" office:value="171.8" calcext:value-type="float">
            <text:p>171.80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ROUND(100*(1+[.$D$1]*[.B241]+[.$D$2]*POWER([.B241];2));2)" office:value-type="float" office:value="172.17" calcext:value-type="float">
            <text:p>172.17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table:formula="of:=ROUND(100*(1+[.$D$1]*[.B242]+[.$D$2]*POWER([.B242];2));2)" office:value-type="float" office:value="172.54" calcext:value-type="float">
            <text:p>172.54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formula="of:=ROUND(100*(1+[.$D$1]*[.B243]+[.$D$2]*POWER([.B243];2));2)" office:value-type="float" office:value="172.91" calcext:value-type="float">
            <text:p>172.91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formula="of:=ROUND(100*(1+[.$D$1]*[.B244]+[.$D$2]*POWER([.B244];2));2)" office:value-type="float" office:value="173.28" calcext:value-type="float">
            <text:p>173.28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table:formula="of:=ROUND(100*(1+[.$D$1]*[.B245]+[.$D$2]*POWER([.B245];2));2)" office:value-type="float" office:value="173.65" calcext:value-type="float">
            <text:p>173.6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formula="of:=ROUND(100*(1+[.$D$1]*[.B246]+[.$D$2]*POWER([.B246];2));2)" office:value-type="float" office:value="174.02" calcext:value-type="float">
            <text:p>174.02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formula="of:=ROUND(100*(1+[.$D$1]*[.B247]+[.$D$2]*POWER([.B247];2));2)" office:value-type="float" office:value="174.38" calcext:value-type="float">
            <text:p>174.38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formula="of:=ROUND(100*(1+[.$D$1]*[.B248]+[.$D$2]*POWER([.B248];2));2)" office:value-type="float" office:value="174.75" calcext:value-type="float">
            <text:p>174.75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formula="of:=ROUND(100*(1+[.$D$1]*[.B249]+[.$D$2]*POWER([.B249];2));2)" office:value-type="float" office:value="175.12" calcext:value-type="float">
            <text:p>175.12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table:formula="of:=ROUND(100*(1+[.$D$1]*[.B250]+[.$D$2]*POWER([.B250];2));2)" office:value-type="float" office:value="175.49" calcext:value-type="float">
            <text:p>175.49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formula="of:=ROUND(100*(1+[.$D$1]*[.B251]+[.$D$2]*POWER([.B251];2));2)" office:value-type="float" office:value="175.86" calcext:value-type="float">
            <text:p>175.8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formula="of:=ROUND(100*(1+[.$D$1]*[.B252]+[.$D$2]*POWER([.B252];2));2)" office:value-type="float" office:value="176.22" calcext:value-type="float">
            <text:p>176.22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formula="of:=ROUND(100*(1+[.$D$1]*[.B253]+[.$D$2]*POWER([.B253];2));2)" office:value-type="float" office:value="176.59" calcext:value-type="float">
            <text:p>176.59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table:formula="of:=ROUND(100*(1+[.$D$1]*[.B254]+[.$D$2]*POWER([.B254];2));2)" office:value-type="float" office:value="176.96" calcext:value-type="float">
            <text:p>176.96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formula="of:=ROUND(100*(1+[.$D$1]*[.B255]+[.$D$2]*POWER([.B255];2));2)" office:value-type="float" office:value="177.33" calcext:value-type="float">
            <text:p>177.33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formula="of:=ROUND(100*(1+[.$D$1]*[.B256]+[.$D$2]*POWER([.B256];2));2)" office:value-type="float" office:value="177.69" calcext:value-type="float">
            <text:p>177.69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ROUND(100*(1+[.$D$1]*[.B257]+[.$D$2]*POWER([.B257];2));2)" office:value-type="float" office:value="178.06" calcext:value-type="float">
            <text:p>178.06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table:formula="of:=ROUND(100*(1+[.$D$1]*[.B258]+[.$D$2]*POWER([.B258];2));2)" office:value-type="float" office:value="178.43" calcext:value-type="float">
            <text:p>178.43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table:formula="of:=ROUND(100*(1+[.$D$1]*[.B259]+[.$D$2]*POWER([.B259];2));2)" office:value-type="float" office:value="178.79" calcext:value-type="float">
            <text:p>178.79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formula="of:=ROUND(100*(1+[.$D$1]*[.B260]+[.$D$2]*POWER([.B260];2));2)" office:value-type="float" office:value="179.16" calcext:value-type="float">
            <text:p>179.16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formula="of:=ROUND(100*(1+[.$D$1]*[.B261]+[.$D$2]*POWER([.B261];2));2)" office:value-type="float" office:value="179.53" calcext:value-type="float">
            <text:p>179.53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formula="of:=ROUND(100*(1+[.$D$1]*[.B262]+[.$D$2]*POWER([.B262];2));2)" office:value-type="float" office:value="179.89" calcext:value-type="float">
            <text:p>179.89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formula="of:=ROUND(100*(1+[.$D$1]*[.B263]+[.$D$2]*POWER([.B263];2));2)" office:value-type="float" office:value="180.26" calcext:value-type="float">
            <text:p>180.26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formula="of:=ROUND(100*(1+[.$D$1]*[.B264]+[.$D$2]*POWER([.B264];2));2)" office:value-type="float" office:value="180.63" calcext:value-type="float">
            <text:p>180.63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formula="of:=ROUND(100*(1+[.$D$1]*[.B265]+[.$D$2]*POWER([.B265];2));2)" office:value-type="float" office:value="180.99" calcext:value-type="float">
            <text:p>180.99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formula="of:=ROUND(100*(1+[.$D$1]*[.B266]+[.$D$2]*POWER([.B266];2));2)" office:value-type="float" office:value="181.36" calcext:value-type="float">
            <text:p>181.36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formula="of:=ROUND(100*(1+[.$D$1]*[.B267]+[.$D$2]*POWER([.B267];2));2)" office:value-type="float" office:value="181.72" calcext:value-type="float">
            <text:p>181.72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formula="of:=ROUND(100*(1+[.$D$1]*[.B268]+[.$D$2]*POWER([.B268];2));2)" office:value-type="float" office:value="182.09" calcext:value-type="float">
            <text:p>182.0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table:formula="of:=ROUND(100*(1+[.$D$1]*[.B269]+[.$D$2]*POWER([.B269];2));2)" office:value-type="float" office:value="182.46" calcext:value-type="float">
            <text:p>182.46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formula="of:=ROUND(100*(1+[.$D$1]*[.B270]+[.$D$2]*POWER([.B270];2));2)" office:value-type="float" office:value="182.82" calcext:value-type="float">
            <text:p>182.82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table:formula="of:=ROUND(100*(1+[.$D$1]*[.B271]+[.$D$2]*POWER([.B271];2));2)" office:value-type="float" office:value="183.19" calcext:value-type="float">
            <text:p>183.19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table:formula="of:=ROUND(100*(1+[.$D$1]*[.B272]+[.$D$2]*POWER([.B272];2));2)" office:value-type="float" office:value="183.55" calcext:value-type="float">
            <text:p>183.55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ROUND(100*(1+[.$D$1]*[.B273]+[.$D$2]*POWER([.B273];2));2)" office:value-type="float" office:value="183.92" calcext:value-type="float">
            <text:p>183.92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table:formula="of:=ROUND(100*(1+[.$D$1]*[.B274]+[.$D$2]*POWER([.B274];2));2)" office:value-type="float" office:value="184.28" calcext:value-type="float">
            <text:p>184.2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formula="of:=ROUND(100*(1+[.$D$1]*[.B275]+[.$D$2]*POWER([.B275];2));2)" office:value-type="float" office:value="184.65" calcext:value-type="float">
            <text:p>184.65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table:formula="of:=ROUND(100*(1+[.$D$1]*[.B276]+[.$D$2]*POWER([.B276];2));2)" office:value-type="float" office:value="185.01" calcext:value-type="float">
            <text:p>185.01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formula="of:=ROUND(100*(1+[.$D$1]*[.B277]+[.$D$2]*POWER([.B277];2));2)" office:value-type="float" office:value="185.38" calcext:value-type="float">
            <text:p>185.38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table:formula="of:=ROUND(100*(1+[.$D$1]*[.B278]+[.$D$2]*POWER([.B278];2));2)" office:value-type="float" office:value="185.74" calcext:value-type="float">
            <text:p>185.74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table:formula="of:=ROUND(100*(1+[.$D$1]*[.B279]+[.$D$2]*POWER([.B279];2));2)" office:value-type="float" office:value="186.11" calcext:value-type="float">
            <text:p>186.11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formula="of:=ROUND(100*(1+[.$D$1]*[.B280]+[.$D$2]*POWER([.B280];2));2)" office:value-type="float" office:value="186.47" calcext:value-type="float">
            <text:p>186.47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table:formula="of:=ROUND(100*(1+[.$D$1]*[.B281]+[.$D$2]*POWER([.B281];2));2)" office:value-type="float" office:value="186.84" calcext:value-type="float">
            <text:p>186.84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formula="of:=ROUND(100*(1+[.$D$1]*[.B282]+[.$D$2]*POWER([.B282];2));2)" office:value-type="float" office:value="187.2" calcext:value-type="float">
            <text:p>187.20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formula="of:=ROUND(100*(1+[.$D$1]*[.B283]+[.$D$2]*POWER([.B283];2));2)" office:value-type="float" office:value="187.56" calcext:value-type="float">
            <text:p>187.56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table:formula="of:=ROUND(100*(1+[.$D$1]*[.B284]+[.$D$2]*POWER([.B284];2));2)" office:value-type="float" office:value="187.93" calcext:value-type="float">
            <text:p>187.93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table:formula="of:=ROUND(100*(1+[.$D$1]*[.B285]+[.$D$2]*POWER([.B285];2));2)" office:value-type="float" office:value="188.29" calcext:value-type="float">
            <text:p>188.29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table:formula="of:=ROUND(100*(1+[.$D$1]*[.B286]+[.$D$2]*POWER([.B286];2));2)" office:value-type="float" office:value="188.66" calcext:value-type="float">
            <text:p>188.6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table:formula="of:=ROUND(100*(1+[.$D$1]*[.B287]+[.$D$2]*POWER([.B287];2));2)" office:value-type="float" office:value="189.02" calcext:value-type="float">
            <text:p>189.0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formula="of:=ROUND(100*(1+[.$D$1]*[.B288]+[.$D$2]*POWER([.B288];2));2)" office:value-type="float" office:value="189.38" calcext:value-type="float">
            <text:p>189.38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ROUND(100*(1+[.$D$1]*[.B289]+[.$D$2]*POWER([.B289];2));2)" office:value-type="float" office:value="189.75" calcext:value-type="float">
            <text:p>189.75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table:formula="of:=ROUND(100*(1+[.$D$1]*[.B290]+[.$D$2]*POWER([.B290];2));2)" office:value-type="float" office:value="190.11" calcext:value-type="float">
            <text:p>190.11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table:formula="of:=ROUND(100*(1+[.$D$1]*[.B291]+[.$D$2]*POWER([.B291];2));2)" office:value-type="float" office:value="190.47" calcext:value-type="float">
            <text:p>190.47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table:formula="of:=ROUND(100*(1+[.$D$1]*[.B292]+[.$D$2]*POWER([.B292];2));2)" office:value-type="float" office:value="190.84" calcext:value-type="float">
            <text:p>190.84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table:formula="of:=ROUND(100*(1+[.$D$1]*[.B293]+[.$D$2]*POWER([.B293];2));2)" office:value-type="float" office:value="191.2" calcext:value-type="float">
            <text:p>191.20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table:formula="of:=ROUND(100*(1+[.$D$1]*[.B294]+[.$D$2]*POWER([.B294];2));2)" office:value-type="float" office:value="191.56" calcext:value-type="float">
            <text:p>191.56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formula="of:=ROUND(100*(1+[.$D$1]*[.B295]+[.$D$2]*POWER([.B295];2));2)" office:value-type="float" office:value="191.92" calcext:value-type="float">
            <text:p>191.92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table:formula="of:=ROUND(100*(1+[.$D$1]*[.B296]+[.$D$2]*POWER([.B296];2));2)" office:value-type="float" office:value="192.29" calcext:value-type="float">
            <text:p>192.29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formula="of:=ROUND(100*(1+[.$D$1]*[.B297]+[.$D$2]*POWER([.B297];2));2)" office:value-type="float" office:value="192.65" calcext:value-type="float">
            <text:p>192.65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formula="of:=ROUND(100*(1+[.$D$1]*[.B298]+[.$D$2]*POWER([.B298];2));2)" office:value-type="float" office:value="193.01" calcext:value-type="float">
            <text:p>193.0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table:formula="of:=ROUND(100*(1+[.$D$1]*[.B299]+[.$D$2]*POWER([.B299];2));2)" office:value-type="float" office:value="193.37" calcext:value-type="float">
            <text:p>193.37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table:formula="of:=ROUND(100*(1+[.$D$1]*[.B300]+[.$D$2]*POWER([.B300];2));2)" office:value-type="float" office:value="193.74" calcext:value-type="float">
            <text:p>193.74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table:formula="of:=ROUND(100*(1+[.$D$1]*[.B301]+[.$D$2]*POWER([.B301];2));2)" office:value-type="float" office:value="194.1" calcext:value-type="float">
            <text:p>194.10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 table:number-rows-repeated="10482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21:37:02.884236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21:10:45.078821085</meta:creation-date>
    <dc:date>2022-06-26T21:39:49.264241328</dc:date>
    <meta:editing-duration>PT9M58S</meta:editing-duration>
    <meta:editing-cycles>2</meta:editing-cycles>
    <meta:generator>LibreOffice/6.4.7.2$Linux_X86_64 LibreOffice_project/40$Build-2</meta:generator>
    <meta:document-statistic meta:table-count="1" meta:cell-count="605" meta:object-count="0"/>
  </office:meta>
</office:document-meta>
</file>